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123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5.857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2.07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ustraits_try_correspondanc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3" office:value-type="string" calcext:value-type="string">
            <text:p>austraits_trait_name</text:p>
          </table:table-cell>
          <table:table-cell table:style-name="ce3" office:value-type="string" calcext:value-type="string">
            <text:p>try_trait_id</text:p>
          </table:table-cell>
          <table:table-cell table:style-name="ce3" office:value-type="string" calcext:value-type="string">
            <text:p>try_trait_name</text:p>
          </table:table-cell>
          <table:table-cell table:style-name="ce3" office:value-type="string" calcext:value-type="string">
            <text:p>identical</text:p>
          </table:table-cell>
          <table:table-cell table:style-name="ce3" office:value-type="string" calcext:value-type="string">
            <text:p>similar</text:p>
          </table:table-cell>
          <table:table-cell table:style-name="ce3" office:value-type="string" calcext:value-type="string">
            <text:p>comments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accessory_cost_fraction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Plant biomass and allometry: Reproductive dry mass per plant dry mass (reproductive weight fraction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ccessory_cost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Al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ash_content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B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C_per_dry_mas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Bark carbon (C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Ca_per_dry_mass</text:p>
          </table:table-cell>
          <table:table-cell office:value-type="float" office:value="2957" calcext:value-type="float">
            <text:p>2957</text:p>
          </table:table-cell>
          <table:table-cell office:value-type="string" calcext:value-type="string">
            <text:p>Bark calcium (Ca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cellulose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Cu_per_dry_mass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Bark copper (Cu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delta13C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Bark carbon (C) isotope signature (delta 13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delta15N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Bark nitrogen (N) isotope signature (delta 15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density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Bark density (bark dry mass per bark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Fe_per_dry_mass</text:p>
          </table:table-cell>
          <table:table-cell office:value-type="float" office:value="2959" calcext:value-type="float">
            <text:p>2959</text:p>
          </table:table-cell>
          <table:table-cell office:value-type="string" calcext:value-type="string">
            <text:p>Bark iron (Fe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K_per_dry_mass</text:p>
          </table:table-cell>
          <table:table-cell office:value-type="float" office:value="2960" calcext:value-type="float">
            <text:p>2960</text:p>
          </table:table-cell>
          <table:table-cell office:value-type="string" calcext:value-type="string">
            <text:p>Bark potassium (K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lignin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mass_area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Mg_per_dry_mass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Bark magnesium (Mg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Mn_per_dry_mass</text:p>
          </table:table-cell>
          <table:table-cell office:value-type="float" office:value="2962" calcext:value-type="float">
            <text:p>2962</text:p>
          </table:table-cell>
          <table:table-cell office:value-type="string" calcext:value-type="string">
            <text:p>Bark manganese (Mn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morpholog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N_per_dry_mas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Bark nitrogen (N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Na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P_per_dry_mas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Bark phosphorus (P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S_per_dry_mass</text:p>
          </table:table-cell>
          <table:table-cell office:value-type="float" office:value="2963" calcext:value-type="float">
            <text:p>2963</text:p>
          </table:table-cell>
          <table:table-cell office:value-type="string" calcext:value-type="string">
            <text:p>Bark sulfur (S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tannin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thickness</text:p>
          </table:table-cell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Bark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thickness</text:p>
          </table:table-cell>
          <table:table-cell table:style-name="ce4" office:value-type="float" office:value="3355" calcext:value-type="float">
            <text:p>3355</text:p>
          </table:table-cell>
          <table:table-cell office:value-type="string" calcext:value-type="string">
            <text:p>Bark thickness (inner bark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gives the location of the bark (Initially 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thickness</text:p>
          </table:table-cell>
          <table:table-cell table:style-name="ce4" office:value-type="float" office:value="3356" calcext:value-type="float">
            <text:p>3356</text:p>
          </table:table-cell>
          <table:table-cell office:value-type="string" calcext:value-type="string">
            <text:p>Bark thickness (outer bark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gives the location of the bark (Initially 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water_content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water_content_per_saturated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rk_Zn_per_dry_mass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Bark zinc (Zn) content per bark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sal_diamet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m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anch_mass_fraction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lant biomass and allometry: branch dry mass per plant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ulk_modulus_of_elasticity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eaf elastic modulu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lcicole_statu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tenoid_per_area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eaf carotenoid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arotenoid_per_dry_mas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Leaf carotenoid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c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Leaf photosynthesis CO2 concentration at chloropla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cross-sectional_area</text:p>
          </table:table-cell>
          <table:table-cell table:style-name="ce4" office:value-type="float" office:value="338" calcext:value-type="float">
            <text:p>338</text:p>
          </table:table-cell>
          <table:table-cell office:value-type="string" calcext:value-type="string">
            <text:p>Leaf epidermis cell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defines the specific cell type (Initially 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cross-sectional_area</text:p>
          </table:table-cell>
          <table:table-cell table:style-name="ce4" office:value-type="float" office:value="365" calcext:value-type="float">
            <text:p>365</text:p>
          </table:table-cell>
          <table:table-cell office:value-type="string" calcext:value-type="string">
            <text:p>Leaf mesophyll palisade parenchyma cell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defines the specific cell type (Initially 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cross-sectional_area</text:p>
          </table:table-cell>
          <table:table-cell table:style-name="ce4" office:value-type="float" office:value="573" calcext:value-type="float">
            <text:p>573</text:p>
          </table:table-cell>
          <table:table-cell office:value-type="string" calcext:value-type="string">
            <text:p>Leaf mesophyll cell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defines the specific cell type (Initially 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epidermis_Ca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epidermis_P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hypodermis_Ca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hypodermis_P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internal_parenchyma_Ca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internal_parenchyma_P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palisade_mesophyll_Ca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palisade_mesophyll_P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rubisco_concentration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af Rubisco content per leaf are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rubisco_N_per_total_N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eaf nitrogen (N) fraction in Rubisc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sclerenchyma_Ca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sclerenchyma_P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spongy_mesophyll_Ca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spongy_mesophyll_P_per_fresh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ll_thylakoid_N_per_total_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A_B_ratio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af chlorophyll a/b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A_per_area</text:p>
          </table:table-cell>
          <table:table-cell office:value-type="float" office:value="3476" calcext:value-type="float">
            <text:p>3476</text:p>
          </table:table-cell>
          <table:table-cell office:value-type="string" calcext:value-type="string">
            <text:p>Leaf chlorophyll content per leaf area (Chl a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A_per_dry_mass</text:p>
          </table:table-cell>
          <table:table-cell office:value-type="float" office:value="3474" calcext:value-type="float">
            <text:p>3474</text:p>
          </table:table-cell>
          <table:table-cell office:value-type="string" calcext:value-type="string">
            <text:p>Leaf chlorophyll content per leaf dry mass (Chl a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B_per_area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Leaf chlorophyll content per leaf area (Chl b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B_per_dry_mass</text:p>
          </table:table-cell>
          <table:table-cell office:value-type="float" office:value="3475" calcext:value-type="float">
            <text:p>3475</text:p>
          </table:table-cell>
          <table:table-cell office:value-type="string" calcext:value-type="string">
            <text:p>Leaf chlorophyll content per leaf dry mass (Chl b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per_area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eaf chlorophyll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hlorophyll_per_dry_mas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eaf chlorophyll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_at_Amax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Leaf photosynthetic A/Ci curve: intercellular CO2 concentr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_at_ambient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Leaf photosynthetic A/Ci curve: intercellular CO2 concentr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_at_Asat</text:p>
          </table:table-cell>
          <table:table-cell office:value-type="float" office:value="3366" calcext:value-type="float">
            <text:p>3366</text:p>
          </table:table-cell>
          <table:table-cell office:value-type="string" calcext:value-type="string">
            <text:p>Leaf photosynthetic A/Ci curve: intercellular CO2 concentra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i_over_ca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Leaf photosynthesis: intercellular CO2 concentration to ambient CO2 (ci/ca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mpetitive_stratum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tyledon_func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tyledon_posi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otyledon_typ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ad_wood_Ca_per_dry_mass</text:p>
          </table:table-cell>
          <table:table-cell office:value-type="float" office:value="2892" calcext:value-type="float">
            <text:p>2892</text:p>
          </table:table-cell>
          <table:table-cell office:value-type="string" calcext:value-type="string">
            <text:p>Litter (other than leaf: twigs, bark, flowers...) calcium (Ca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ad_wood_K_per_dry_mass</text:p>
          </table:table-cell>
          <table:table-cell office:value-type="float" office:value="2891" calcext:value-type="float">
            <text:p>2891</text:p>
          </table:table-cell>
          <table:table-cell office:value-type="string" calcext:value-type="string">
            <text:p>Litter (other than leaf: twigs, bark, flowers...) potassium (K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ad_wood_Mg_per_dry_mass</text:p>
          </table:table-cell>
          <table:table-cell office:value-type="float" office:value="2893" calcext:value-type="float">
            <text:p>2893</text:p>
          </table:table-cell>
          <table:table-cell office:value-type="string" calcext:value-type="string">
            <text:p>Litter (other than leaf: twigs, bark, flowers...) magnesium (Mg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ad_wood_N_per_dry_mass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Litter twig nitrogen (N) content per twig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ad_wood_Na_per_dry_mass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Litter (other than leaf: twigs, bark, flowers...) sodium (Na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ead_wood_P_per_dry_mass</text:p>
          </table:table-cell>
          <table:table-cell office:value-type="float" office:value="2890" calcext:value-type="float">
            <text:p>2890</text:p>
          </table:table-cell>
          <table:table-cell office:value-type="string" calcext:value-type="string">
            <text:p>Litter other than leaf phosphorus (P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aspore_mas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Dispersal unit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persal_appendag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Dispersal un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persal_syndrom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perser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ispersal syndr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rmancy_typ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yo_colour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dermal_cell_density_abaxial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dermal_cell_density_adaxial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dermal_cell_density_both_side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dermis_thicknes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af epidermis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dermis_thickness_lower_leaf_surf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af epidermis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is more specific than TRY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dermis_thickness_upper_leaf_surfa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eaf epidermis thickne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Traits is more specific than TRY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stablishment_light_environment_index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and_establishing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cued_seeding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flame_du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fuel_bed_bulk_densit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fuel_comsump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rate_of_spread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response</text:p>
          </table:table-cell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Species tolerance to fi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response</text:p>
          </table:table-cell>
          <table:table-cell table:style-name="ce4" office:value-type="float" office:value="819" calcext:value-type="float">
            <text:p>819</text:p>
          </table:table-cell>
          <table:table-cell office:value-type="string" calcext:value-type="string">
            <text:p>Plant resprouting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response_detailed</text:p>
          </table:table-cell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Species tolerance to fi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response_detailed</text:p>
          </table:table-cell>
          <table:table-cell table:style-name="ce4" office:value-type="float" office:value="819" calcext:value-type="float">
            <text:p>819</text:p>
          </table:table-cell>
          <table:table-cell office:value-type="string" calcext:value-type="string">
            <text:p>Plant resprouting capacity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ire_response_juvenil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response_on_maturit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smoulder_du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time_to_igni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ire_total_burn_du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od_regime_classific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droecium_structural_merism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droecium_structural_phyllotaxi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droecium_structural_whorls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ther_attachme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ther_connective_extens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ther_dehiscenc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anther_orient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colour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Flower col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count_maximum</text:p>
          </table:table-cell>
          <table:table-cell office:value-type="float" office:value="2999" calcext:value-type="float">
            <text:p>2999</text:p>
          </table:table-cell>
          <table:table-cell office:value-type="string" calcext:value-type="string">
            <text:p>Flower number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fertile_stamens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filame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filament_fus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filament_fusion_to_inner_perianth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gynoecium_phyllotaxi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gynoecium_placent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N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ovary_fus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ovary_posi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ovules_per_functional_carpel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differenti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fus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merism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parts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phyllotaxi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symmetr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erianth_whorls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ollen_aperture_shap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pollen_apertures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structural_carpels_cou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structural_sex_typ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style_differenti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_style_fus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owering_tim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orescence_Jmax_over_Vcmax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orescence_Jmax_per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luorescence_Vcmax_per_mas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eaf photosynthesis carboxylation capacity (Vcmax) per leaf dry mass (Farquhar model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breadth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Ca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K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length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Fruit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mas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Fruit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Mg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N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P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S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typ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type_botanic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type_functional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ruit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wall_width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_width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Fruit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uiting_tim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v_over_fm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Leaf photosynthesis: quantum efficiency of photosystem II (maximum potential; FvF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nome_size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Species genotype: genome siz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mination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eed germination rate (germination efficienc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ermination_treatmen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ed germination stimula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laucou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rowth_habit</text:p>
          </table:table-cell>
          <table:table-cell table:style-name="ce4"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Changed from AusTraits table, but AusTraits trait has more distinct valu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ard_cell_length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Stomata guard cell siz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uber_value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tem sapwood cross-sectional area per supported leaf surface area (Huber valu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ydraulic_safety_margin_50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Xylem hydraulic vulnerability, xylem cavitation vulnerability, embolism vulnerability, (P20, P50, P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ypocotyl_typ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soluable_protein_per_area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undation_toleranc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max_per_area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eaf photosynthesis electron transport capacity (Jmax) per leaf area (Farquhar model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bsorp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af light absorption (extinctio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l_per_dry_mas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eaf aluminium (Al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ng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f angle (inclination, orientatio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rea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Leaf area (in case of compound leaves: leaf, undefined if petiole in- or exclud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rea_rati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eaf area per plant dry mass (leaf area ratio; LAR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rrangemen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af distribution along the shoot axis (arrangement typ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ash_content_per_dry_mas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eaf ash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B_per_dry_mas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eaf boron (B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_per_dry_mas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af carbon (C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a_per_dry_mas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Leaf calcium (Ca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ell_wall_fraction</text:p>
          </table:table-cell>
          <table:table-cell office:value-type="float" office:value="3375" calcext:value-type="float">
            <text:p>3375</text:p>
          </table:table-cell>
          <table:table-cell office:value-type="string" calcext:value-type="string">
            <text:p>Leaf cell wall mass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ell_wall_N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eaf cell wall nitrogen (N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ell_wall_N_fraction</text:p>
          </table:table-cell>
          <table:table-cell office:value-type="float" office:value="3376" calcext:value-type="float">
            <text:p>3376</text:p>
          </table:table-cell>
          <table:table-cell office:value-type="string" calcext:value-type="string">
            <text:p>Leaf cell wall nitrogen (N) content per cell wall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ellulose_per_dry_mas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eaf cellulose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l_per_dry_mas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Leaf chlorine (Cl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N_ratio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Leaf carbon/nitrogen (C/N)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o_per_dry_mas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eaf cobalt (Co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ompoundnes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eaf compound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r_per_dry_mas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eaf chromium (Cr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u_per_dry_mas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eaf copper (Cu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curline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ark_respiration_per_area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eaf respiration rate in the dark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ark_respiration_per_dry_mas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eaf respiration rate in the dark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ark_transpiration_per_area</text:p>
          </table:table-cell>
          <table:table-cell office:value-type="float" office:value="1267" calcext:value-type="float">
            <text:p>1267</text:p>
          </table:table-cell>
          <table:table-cell office:value-type="string" calcext:value-type="string">
            <text:p>Leaf transpiration rate at nightti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elta13C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eaf carbon (C) isotope signature (delta 13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elta15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eaf nitrogen (N) isotope signature (delta 15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elta18O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Leaf oxygen (O) isotope signature (delta 18O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ensity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Leaf density (leaf tissue density, leaf dry mass per leaf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ivis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ry_mas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eaf dry mass (single leaf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dry_matter_content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eaf dry mass per leaf fresh mass (leaf dry matter content, L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Fe_per_dry_mas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eaf iron (Fe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fresh_mas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eaf fresh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fresh_mass_per_area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eaf area per leaf fresh mass (specific leaf area (SLA or 1/LMA) based on leaf fresh mas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hairs_adult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hairs_juvenil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hydraulic_conductivity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Leaf hydraulic conduc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hydraulic_vulnerability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Xylem hydraulic vulnerability, xylem cavitation vulnerability, embolism vulnerability, (P20, P50, P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K_per_are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af potassium (K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K_per_dry_mas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Leaf potassium (K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lengt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eaf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lifespa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af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light_respiration_per_area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Leaf respiration rate in ligh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lignin_per_dry_mas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eaf lignin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argin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Leaf margin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ass_fraction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lant biomass and allometry: Leaf dry mass per plant dry mass (leaf weight ratio, LWR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ass_to_stem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esophyll_conductance_per_area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Leaf mesophyll conduc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esophyll_conductance_per_mas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Leaf mesophyll conduc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g_per_dry_mas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Leaf magnesium (Mg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n_per_dry_mas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eaf manganese (M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Mo_per_dry_mas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eaf molybdenum (Mo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N_per_are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eaf nitrogen (N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N_per_dry_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 nitrogen (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Na_per_dry_mas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Leaf sodium (Na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Ni_per_dry_mas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Leaf nickel (Ni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P_per_are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af phosphorus (P) content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P_per_dry_mas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eaf phosphorus (P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phenol_content_per_dry_mas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Litter (leaf) phenols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phenology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eaf phenology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f_photosynthetic_nitrogen_use_efficiency_maximum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eaf photosynthesis rate per leaf nitrogen (N) content (photosynthetic nitrogen use efficiency, PN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f_photosynthetic_nitrogen_use_efficiency_saturated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eaf photosynthesis rate per leaf nitrogen (N) content (photosynthetic nitrogen use efficiency, PNU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f_photosynthetic_phosphorus_use_efficiency_maximum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f_photosynthetic_phosphorus_use_efficiency_saturated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PRI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reflectanc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reflectance_near_infrared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relative_water_content_at_turgor_loss_poin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relative_water_content_predaw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_per_dry_mas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eaf sulfur (S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e_per_dry_mas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eaf selenium (Se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hap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eaf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i_per_dry_mas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eaf silicon (Si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oluable_starch_per_mas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Leaf starch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oluable_sugars_per_mas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eaf sugar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specific_conductivity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Leaf area-specific conductivity (leaf specific conducti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annin_per_dry_mas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eaf tannin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hicknes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eaf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otal_non-structural_carbohydrates_per_area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otal_non-structural_carbohydrates_per_mass</text:p>
          </table:table-cell>
          <table:table-cell table:style-name="ce4" office:value-type="float" office:value="507" calcext:value-type="float">
            <text:p>507</text:p>
          </table:table-cell>
          <table:table-cell office:value-type="string" calcext:value-type="string">
            <text:p>Leaf non-structural carbon (TNC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ransmissio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Leaf light transmit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ranspiration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eaf transpiration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ranspiration_at_Amax</text:p>
          </table:table-cell>
          <table:table-cell office:value-type="float" office:value="3367" calcext:value-type="float">
            <text:p>3367</text:p>
          </table:table-cell>
          <table:table-cell office:value-type="string" calcext:value-type="string">
            <text:p>Leaf photosynthetic A/Ci curve: transpiration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ranspiration_at_Asa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eaf transpiration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urgor_loss_point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eaf water &amp; osmotic potential: leaf osmotic potential at turgor lo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typ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Leaf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ater_content_per_area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ater_content_per_dry_mas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af water content per leaf dry mass (not saturated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ater_content_per_fresh_mass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Leaf water content per leaf dry mass (at saturation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ater_content_per_saturated_mass</text:p>
          </table:table-cell>
          <table:table-cell office:value-type="float" office:value="3122" calcext:value-type="float">
            <text:p>3122</text:p>
          </table:table-cell>
          <table:table-cell office:value-type="string" calcext:value-type="string">
            <text:p>Leaf water content per leaf dry mass (at saturatio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idt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Leaf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ork_to_punch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ork_to_punch_adjusted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ork_to_sh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ork_to_shear_adjusted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ork_to_tear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work_to_tear_adjusted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xylem_delta15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_Zn_per_dry_mas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eaf zinc (Zn)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let_area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aflet_dry_mass</text:p>
          </table:table-cell>
          <table:table-cell table:number-columns-repeated="5" office:value-type="string" calcext:value-type="string">
            <text:p>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fe_form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lant life form (Raunkiaer life form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fe_histor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ifespa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lant lifespan (longe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wer_cuticle_thicknes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Leaf cuticula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wer_hypodermis_thicknes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Leaf hypodermis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wer_palisade_cell_thickne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ified_NDVI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ulus_of_elasticity_bark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ulus_of_elasticity_stem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ulus_of_elasticity_xylem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odulus_of_rupture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Wood mechanical property: flexual stiffness, elasticity, rup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_to_P_rati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af nitrogen/phosphorus (N/P)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itrogen_fix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ant nitrogen(N) fix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smotic_potential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Leaf water &amp; osmotic potential: leaf water potenti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smotic_potential_at_full_turgor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eaf water &amp; osmotic potential: leaf osmotic potential at full turgo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lisade_cell_length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lisade_cell_width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lisade_layer_number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arasitic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endulous_leav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f angle (inclination, orientation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bark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pathwa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eaf photosynthesis pathwa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rate_per_area_ambien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af 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rate_per_area_maximu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af 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rate_per_area_saturate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af photosynthesis rat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rate_per_dry_mass_maximu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af photosynthesis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otosynthetic_rate_per_dry_mass_saturate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eaf photosynthesis rate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sical_defence</text:p>
          </table:table-cell>
          <table:table-cell table:style-name="ce4"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sical_defence</text:p>
          </table:table-cell>
          <table:table-cell table:style-name="ce4" office:value-type="float" office:value="1255" calcext:value-type="float">
            <text:p>1255</text:p>
          </table:table-cell>
          <table:table-cell office:value-type="string" calcext:value-type="string">
            <text:p>Shoot emergences (pubescence, hairs, spines, thor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hysical_defence</text:p>
          </table:table-cell>
          <table:table-cell table:style-name="ce4" office:value-type="float" office:value="1256" calcext:value-type="float">
            <text:p>1256</text:p>
          </table:table-cell>
          <table:table-cell office:value-type="string" calcext:value-type="string">
            <text:p>Stem emergences (pubescence, hairs, spines, thorns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nt_growth_for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lant growth form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nt_height</text:p>
          </table:table-cell>
          <table:table-cell office:value-type="float" office:value="3106" calcext:value-type="float">
            <text:p>3106</text:p>
          </table:table-cell>
          <table:table-cell office:value-type="string" calcext:value-type="string">
            <text:p>Plant height vegetativ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nt_type_by_resource_use</text:p>
          </table:table-cell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Species tolerance to droug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nt_type_by_resource_use</text:p>
          </table:table-cell>
          <table:table-cell table:style-name="ce4" office:value-type="float" office:value="1254" calcext:value-type="float">
            <text:p>1254</text:p>
          </table:table-cell>
          <table:table-cell office:value-type="string" calcext:value-type="string">
            <text:p>Species tolerance to sa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nt_width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rown (canopy)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oid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pecies genotype: chromosome ploid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lination_syndro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ollination_syste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ollination syndrom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en_strategy</text:p>
          </table:table-cell>
          <table:table-cell table:style-name="ce4" office:value-type="float" office:value="344" calcext:value-type="float">
            <text:p>344</text:p>
          </table:table-cell>
          <table:table-cell office:value-type="string" calcext:value-type="string">
            <text:p>Plant vegetative regeneration capa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gen_strategy</text:p>
          </table:table-cell>
          <table:table-cell table:style-name="ce4" office:value-type="float" office:value="356" calcext:value-type="float">
            <text:p>356</text:p>
          </table:table-cell>
          <table:table-cell office:value-type="string" calcext:value-type="string">
            <text:p>Plant vegetative reproduction: clonal growth orga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productive_light_environment_index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productive_maturity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string" calcext:value-type="string">
            <text:p>Plant ontogeny: age of maturity (first flowering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orption_leaf_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orption_leaf_P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prouting_proportion_individual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lant resprouting capacit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dified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esprouting_strength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Plant resprouting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dified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C_per_dry_mas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Root carbon (C) content per root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delta1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ot carbon (C) isotope signature (delta 13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delta15N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oot nitrogen (N) isotope signature (delta 15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distribution_coefficient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Root evenness of dry mass vertical distribu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dry_matter_content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Root dry mass per root fresh mass (root dry matter content; R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fine_root_coarse_root_rati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ine root dry mass fraction that is taproot (taproot dry mass per fine root dry mas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t_mass_fraction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lant biomass and allometry: Root mass fraction (fraction of root dry mass per whole plant dry mas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morpholog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N_per_dry_mas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oot nitrogen (N) content per root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shoot_rati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ot/shoot rati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soluable_starch_per_mass</text:p>
          </table:table-cell>
          <table:table-cell office:value-type="float" office:value="3147" calcext:value-type="float">
            <text:p>3147</text:p>
          </table:table-cell>
          <table:table-cell office:value-type="string" calcext:value-type="string">
            <text:p>Root starch content p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soluable_sugars_per_mas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Root sugar content per root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struct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corrhiza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wood_density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oot tissue density (root dry mass per root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oot_xylem_delta15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lt_tolerance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Species tolerance to sal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pwood_specific_conductivity</text:p>
          </table:table-cell>
          <table:table-cell table:style-name="ce4" office:value-type="float" office:value="1096" calcext:value-type="float">
            <text:p>1096</text:p>
          </table:table-cell>
          <table:table-cell office:value-type="string" calcext:value-type="string">
            <text:p>Wood (sapwood) specific conductivity (stem specific conductivity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pwood_specific_conductivity_theoretical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Wood (sapwood) specific conductivity (stem specific conductiv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breadth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Ca_concent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K_concent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lengt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eed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longevity</text:p>
          </table:table-cell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Seed (seedbank) longev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Modified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mas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ee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mass_reserv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Mg_concent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N_concentration</text:p>
          </table:table-cell>
          <table:table-cell office:value-type="float" office:value="2945" calcext:value-type="float">
            <text:p>2945</text:p>
          </table:table-cell>
          <table:table-cell office:value-type="string" calcext:value-type="string">
            <text:p>Seed nitrogen (N) content per dry mass (or diaspor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oil_content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eed oil content per seed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P_concentratio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Seed phosphorus (P) content per dry mass (or diaspor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protein_conte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eed protein content per seed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releas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S_concentr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shape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Seed sha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storage_location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edbank typ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textur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viability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Seed viabil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volume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Seed volum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_width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Seed wid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ling_first_leaf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ling_first_nod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edling_germination_loca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Al_per_dry_mas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Litter aluminium (Al 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B_per_dry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C_per_dry_mas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itter carbon (C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Ca_per_dry_mas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Litter (leaf) calcium (Ca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Cu_per_dry_mas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Litter (leaf) copper (Cu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Fe_per_dry_mas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Litter (leaf) iron (Fe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K_per_dry_mas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Litter (leaf) potassium (K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Mg_per_dry_mas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Litter (leaf) magnesium (Mg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Mn_per_dry_mas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Litter (leaf) manganese (Mn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Mo_per_dry_mas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tter molybdenium (Mo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N_per_dry_mas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Litter (leaf) nitrogen (N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Na_per_dry_mas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Litter sodium (Na) content per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P_per_dry_mas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Litter (leaf) phosphorus (P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S_per_dry_mas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Litter (leaf) sulfur (S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nesced_leaf_Zn_per_dry_mas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Litter (leaf) zinc (Zn) content per leaf litter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rotiny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edbank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ex_type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Flower sexual syndrome (dichogamy, cleistogamy, dioecious, monoeciou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now_toleranc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il_salinity_tolerance</text:p>
          </table:table-cell>
          <table:table-cell office:value-type="float" office:value="1254" calcext:value-type="float">
            <text:p>1254</text:p>
          </table:table-cell>
          <table:table-cell office:value-type="string" calcext:value-type="string">
            <text:p>Species tolerance to sal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il_seedbank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eedbank typ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luable_protein_per_area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eaf protein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luable_starch_per_area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Leaf starch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luable_sugars_per_area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Leaf sugar content per leaf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fic_leaf_area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Leaf area per leaf dry mass (specific leaf area, SLA or 1/LMA): petiole ex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gives if petiole is exclu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fic_leaf_area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Leaf area per leaf dry mass (specific leaf area, SLA or 1/LMA): petiole includ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Y is more specific as it gives if petiole is inclu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fic_leaf_area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Leaf area per leaf dry mass (specific leaf area, SLA or 1/LMA): undefined if petiole is in- or exclu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fic_root_area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Root surface area per root dry mass (specific root area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fic_root_length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Root length per root dry mass (specific root length, SRL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ecific_taproot_length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oarse root length per coarse root dry mass (specific coarse root length, SRL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inescenc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Leaf emergences (pubescence, pruinescence, hairs, spines, thorns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ongy_mesophyll_thicknes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eaf mesophyll spongiophyll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prout_depth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Budbank height distribu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starch_per_area</text:p>
          </table:table-cell>
          <table:table-cell table:style-name="ce7" office:value-type="float" office:value="505" calcext:value-type="float">
            <text:p>505</text:p>
          </table:table-cell>
          <table:table-cell table:style-name="ce5" office:value-type="string" calcext:value-type="string">
            <text:p>Leaf starch content per leaf dry mass</text:p>
          </table:table-cell>
          <table:table-cell table:style-name="ce8" office:value-type="string" calcext:value-type="string">
            <text:p>yes</text:p>
          </table:table-cell>
          <table:table-cell table:style-name="ce5" office:value-type="string" calcext:value-type="string">
            <text:p>yes</text:p>
          </table:table-cell>
          <table:table-cell table:style-name="ce8" office:value-type="string" calcext:value-type="string">
            <text:p>Obtained from AusTraits table</text:p>
          </table:table-cell>
          <table:table-cell table:style-name="ce8" table:number-columns-repeated="1018"/>
        </table:table-row>
        <table:table-row table:style-name="ro3">
          <table:table-cell office:value-type="string" calcext:value-type="string">
            <text:p>stem_C_per_dry_mas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tem carbon (C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count_categorical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Plant biomass and allometry: Shoots per pla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densit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dry_matter_content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Stem dry mass per stem fresh mass (stem dry matter content, StDM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hydraulic_conductivity</text:p>
          </table:table-cell>
          <table:table-cell office:value-type="float" office:value="3392" calcext:value-type="float">
            <text:p>3392</text:p>
          </table:table-cell>
          <table:table-cell office:value-type="string" calcext:value-type="string">
            <text:p>Branch hydraulic conduc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mass_fractio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lant biomass and allometry: Stem dry mass per plant dry mass per plan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N_per_dry_mas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tem nitrogen (N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respiration_per_dry_mas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Stem respiration rate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soluable_starch_per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soluable_sugars_per_ma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water_content_per_saturated_mas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Wood (sapwood) water conte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m_water_delta18O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conductance_per_area_ambien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conductance_per_area_at_Amax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conductance_per_area_at_As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tomata conductance per leaf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density_abaxial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tomata distribution to ab- and adaxial leaf surfac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density_adaxial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tomata distribution to ab- and adaxial leaf surfac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density_averag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tomata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distribution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Stomata distribution to ab- and adaxial leaf surface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matal_resistance_conductance_ambient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Leaf water storage transfer resistan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port_fraction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Plant biomass and allometry: Supportive structure (stem, twig, leaf petiole, leaf sheeth) dry mass 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ap_roo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ickest_root_diamet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oot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ime_from_fire_to_fruit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ransverse_branch_area_specific_conductivit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wig_area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wig_length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Twig length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pper_cuticle_thickne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pper_hypodermis_thicknes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Leaf hypodermis thick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pper_palisade_cell_thicknes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cmax_per_area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eaf photosynthesis carboxylation capacity (Vcmax) per leaf area (Farquhar model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getative_regeneration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lant vegetative regeneration capac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in_angle_secondary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in_density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Leaf vein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ensity</text:p>
          </table:table-cell>
          <table:table-cell table:style-name="ce4" office:value-type="float" office:value="1237" calcext:value-type="float">
            <text:p>1237</text:p>
          </table:table-cell>
          <table:table-cell office:value-type="string" calcext:value-type="string">
            <text:p>Wood vessel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ensity</text:p>
          </table:table-cell>
          <table:table-cell table:style-name="ce4" office:value-type="float" office:value="3390" calcext:value-type="float">
            <text:p>3390</text:p>
          </table:table-cell>
          <table:table-cell office:value-type="string" calcext:value-type="string">
            <text:p>Wood vessel density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ensity_leaves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iameter</text:p>
          </table:table-cell>
          <table:table-cell table:style-name="ce4" office:value-type="float" office:value="1238" calcext:value-type="float">
            <text:p>1238</text:p>
          </table:table-cell>
          <table:table-cell office:value-type="string" calcext:value-type="string">
            <text:p>Wood vessel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iameter</text:p>
          </table:table-cell>
          <table:table-cell table:style-name="ce4" office:value-type="float" office:value="3391" calcext:value-type="float">
            <text:p>3391</text:p>
          </table:table-cell>
          <table:table-cell office:value-type="string" calcext:value-type="string">
            <text:p>Branch vessel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iameter_hydraulic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diameter_leave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Leaf vessel diamete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ssel_lumen_fract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tem conduit lumen cross-sectional area (vessels and tracheids) per stem sapwood cross-sectional ar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multiple_fraction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Wood vessel groupi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non_lumen_fraction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Wood (sapwood) cross-sectional fraction of Vessel (conduit)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essel_wall_frac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ne_climbing_mechanism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band_index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logging_tolerance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potential_50percent_lost_conductivity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Xylem hydraulic vulnerability, xylem cavitation vulnerability, embolism vulnerability, (P20, P50, P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potential_88percent_lost_conductivity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Xylem hydraulic vulnerability, xylem cavitation vulnerability, embolism vulnerability, (P20, P50, P8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potential_midday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Leaf water &amp; osmotic potential: leaf water potenti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is less precise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potential_predawn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Leaf water &amp; osmotic potential: leaf water potenti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RY is less precise (Obtained from AusTraits table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use_efficiency_integrated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use_efficiency_intrinsic</text:p>
          </table:table-cell>
          <table:table-cell office:value-type="float" office:value="3128" calcext:value-type="float">
            <text:p>3128</text:p>
          </table:table-cell>
          <table:table-cell office:value-type="string" calcext:value-type="string">
            <text:p>Leaf photosynthesis rate per stomatal conductance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ater_use_efficiency_photosyntheti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eaf photosynthesis rate per leaf transpiration (photosynthetic water use effinciency: WU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ole_plant_transpiration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Crown (canopy) transpiration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axial_parenchyma_fraction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Wood (sapwood) cross-sectional fraction of axial parenchyma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C_per_dry_mas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tem carbon (C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Ca_per_dry_mas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Stem calcium (Ca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conduit_fraction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Wood (sapwood) cross-sectional fraction of Vessel (conduit)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delta13C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Wood carbon (C) isotope signature (delta 13C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delta15N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Wood nitrogen (N) isotope signature (delta 15N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dens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m specific density (SSD) or wood density (stem dry mass per stem fresh volume)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fibre_fraction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Wood (sapwood) cross-sectional fraction of fibre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K_per_dry_mas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Stem potassium (K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Mg_per_dry_mas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Stem magnesium (Mg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N_per_dry_mass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Wood nitrogen (N) content per wood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Na_per_dry_mas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tem phosphorus (P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P_per_dry_mas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Stem phosphorus (P) content per stem dry ma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ray_fraction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Wood (sapwood) cross-sectional fraction of wod ray are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_tracheid_fraction</text:p>
          </table:table-cell>
          <table:table-cell table:style-name="ce4" office:value-type="string" calcext:value-type="string">
            <text:p>NA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oodines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lant woodines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Obtained from AusTraits table</text:p>
          </table:table-cell>
          <table:table-cell table:number-columns-repeated="1018"/>
        </table:table-row>
      </table:table>
      <table:table table:name="metadata" table:style-name="ta1">
        <table:table-column table:style-name="co7" table:default-cell-style-name="ce2"/>
        <table:table-column table:style-name="co7" table:number-columns-repeated="2" table:default-cell-style-name="Default"/>
        <table:table-row table:style-name="ro1">
          <table:table-cell table:style-name="ce3" office:value-type="string" calcext:value-type="string">
            <text:p>col_names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bien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name of the trait as indicated in the BIEN database</text:p>
          </table:table-cell>
        </table:table-row>
        <table:table-row table:style-name="ro1">
          <table:table-cell office:value-type="string" calcext:value-type="string">
            <text:p>try_trait_i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TraitID as provided in the TRY database</text:p>
          </table:table-cell>
        </table:table-row>
        <table:table-row table:style-name="ro1">
          <table:table-cell office:value-type="string" calcext:value-type="string">
            <text:p>try_trait_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raitName field as provided in the TRY database</text:p>
          </table:table-cell>
        </table:table-row>
        <table:table-row table:style-name="ro1">
          <table:table-cell office:value-type="string" calcext:value-type="string">
            <text:p>identical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strictly equivalent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(“TRUE/FALSE”) defining if trait are not strictly equivalent but can be considered similar</text:p>
          </table:table-cell>
        </table:table-row>
        <table:table-row table:style-name="ro1">
          <table:table-cell office:value-type="string" calcext:value-type="string">
            <text:p>comments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Justification of why traits can be considered identical/similar</text:p>
          </table:table-cell>
        </table:table-row>
      </table:table>
      <table:named-expressions/>
      <table:database-ranges>
        <table:database-range table:name="__Anonymous_Sheet_DB__0" table:target-range-address="austraits_try_correspondance.A1:austraits_try_correspondance.F4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/00/0000</text:date>, <text:time style:data-style-name="N2" text:time-value="13:39:01.420737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Matthias Grenié</meta:initial-creator>
    <meta:creation-date>2022-07-08T16:39:24.759000000</meta:creation-date>
    <dc:date>2022-07-12T13:39:45.891320601</dc:date>
    <dc:creator>Matthias Grenié</dc:creator>
    <meta:editing-duration>PT5H23M1S</meta:editing-duration>
    <meta:editing-cycles>31</meta:editing-cycles>
    <meta:generator>LibreOffice/7.1.4.2$MacOSX_X86_64 LibreOffice_project/a529a4fab45b75fefc5b6226684193eb000654f6</meta:generator>
    <meta:document-statistic meta:table-count="2" meta:cell-count="2804" meta:object-count="0"/>
  </office:meta>
</office:document-meta>
</file>